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  <style:text-properties fo:font-family="'Arial Black'" style:font-family-generic="swiss" style:font-pitch="variable" fo:font-size="48pt" style:font-size-asian="48pt" style:font-size-complex="48pt"/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T2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mnóż nam wiary</text:span><text:span text:style-name="T2"><text:line-break/></text:span><text:span text:style-name="T2"> przymnóż nam wiary</text:span><text:span text:style-name="T2"><text:line-break/></text:span><text:span text:style-name="T2"> przymnóż nam wiary</text:span><text:span text:style-name="T1"><text:line-break/></text:span><text:span text:style-name="T1"> Panie nasz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Ojcze Przyjacielu, wierzymy Ci</text:span><text:span text:style-name="T1"><text:line-break/></text:span><text:span text:style-name="T1">Ojcze Miłosierny, wierzymy Ci</text:span><text:span text:style-name="T1"><text:line-break/></text:span><text:span text:style-name="T1">Boże Ojcze w Trójcy, wierzymy Ci</text:span><text:span text:style-name="T1"><text:line-break/></text:span><text:span text:style-name="T1">Ojcze Wszechmogący, wierzymy 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mnóż nam wiary</text:span><text:span text:style-name="T2"><text:line-break/></text:span><text:span text:style-name="T2"> przymnóż nam wiary</text:span><text:span text:style-name="T2"><text:line-break/></text:span><text:span text:style-name="T2"> przymnóż nam wiary</text:span><text:span text:style-name="T1"><text:line-break/></text:span><text:span text:style-name="T1"> Panie nasz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<text:s/></text:span><text:span text:style-name="T1">2. Jezu, Synu Boży, wierzymy Ci</text:span><text:span text:style-name="T1"><text:line-break/></text:span><text:span text:style-name="T1">Zbawicielu świata, wierzymy Ci</text:span><text:span text:style-name="T1"><text:line-break/></text:span><text:span text:style-name="T1">Żywe Słowo Boga, wierzymy Ci</text:span><text:span text:style-name="T1"><text:line-break/></text:span><text:span text:style-name="T1">Jezu, Synu Maryi, wierzymy 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mnóż nam wiary</text:span><text:span text:style-name="T2"><text:line-break/></text:span><text:span text:style-name="T2"> przymnóż nam wiary</text:span><text:span text:style-name="T2"><text:line-break/></text:span><text:span text:style-name="T2"> przymnóż nam wiary</text:span><text:span text:style-name="T1"><text:line-break/></text:span><text:span text:style-name="T1"> Panie nasz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<text:s/></text:span><text:span text:style-name="T1">3. Duchu Święty, Boże, wierzymy Ci</text:span><text:span text:style-name="T1"><text:line-break/></text:span><text:span text:style-name="T1">Duchu, życie wieczne, wierzymy Ci</text:span><text:span text:style-name="T1"><text:line-break/></text:span><text:span text:style-name="T1">Słodki Gościu duszy, wierzymy Ci</text:span><text:span text:style-name="T1"><text:line-break/></text:span><text:span text:style-name="T1">Duchu Miłości, wierzymy Ci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zymnóż nam wiary</text:span><text:span text:style-name="T2"><text:line-break/></text:span><text:span text:style-name="T2"> przymnóż nam wiary</text:span><text:span text:style-name="T2"><text:line-break/></text:span><text:span text:style-name="T2"> przymnóż nam wiary</text:span><text:span text:style-name="T1"><text:line-break/></text:span><text:span text:style-name="T1"> Panie nasz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3.85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3-29T14:20:31</meta:creation-date>
    <dc:creator>Woda Życia</dc:creator>
    <dc:date>2017-01-09T20:07:28.32</dc:date>
    <dc:language>pl-PL</dc:language>
    <meta:editing-cycles>28</meta:editing-cycles>
    <meta:editing-duration>PT1H43M11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